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0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6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0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108" style:family="table-cell" style:parent-style-name="Default">
      <style:table-cell-properties fo:background-color="#aad0b3" fo:border="0.06pt solid #000000"/>
    </style:style>
    <style:style style:name="ce10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11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38" style:family="table-cell" style:parent-style-name="Default">
      <style:table-cell-properties fo:background-color="#729fcf"/>
    </style:style>
    <style:style style:name="ce139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7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border="0.06pt solid #000000"/>
    </style:style>
    <style:style style:name="ce127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28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29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40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5"/>
        <table:table-column table:style-name="co2" table:default-cell-style-name="ce101"/>
        <table:table-column table:style-name="co3" table:number-columns-repeated="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number-columns-repeated="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28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7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Worm Strain → </text:p>
          </table:table-cell>
          <table:table-cell table:style-name="ce12" office:value-type="string" calcext:value-type="string">
            <text:p>N2</text:p>
          </table:table-cell>
          <table:table-cell table:style-name="ce12"/>
          <table:table-cell table:style-name="Default" table:number-columns-repeated="2"/>
          <table:table-cell table:style-name="ce7" office:value-type="string" calcext:value-type="string">
            <text:p>Date Eggs Picked → </text:p>
          </table:table-cell>
          <table:table-cell table:style-name="ce12" table:number-columns-repeated="4"/>
          <table:table-cell table:style-name="ce22" office:value-type="date" office:date-value="2023-06-21" calcext:value-type="date">
            <text:p>06/21/23</text:p>
          </table:table-cell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Bacteria → </text:p>
          </table:table-cell>
          <table:table-cell table:style-name="ce12" office:value-type="string" calcext:value-type="string">
            <text:p>yfg-1</text:p>
          </table:table-cell>
          <table:table-cell table:style-name="Default" table:number-columns-repeated="3"/>
          <table:table-cell table:style-name="ce7" office:value-type="string" calcext:value-type="string">
            <text:p>Date FUDR Added → </text:p>
          </table:table-cell>
          <table:table-cell table:style-name="ce12" table:number-columns-repeated="4"/>
          <table:table-cell table:style-name="ce22" office:value-type="date" office:date-value="2023-06-23" calcext:value-type="date">
            <text:p>06/23/23</text:p>
          </table:table-cell>
          <table:table-cell table:style-name="Default" table:number-columns-repeated="2"/>
          <table:table-cell table:style-name="ce7" office:value-type="string" calcext:value-type="string">
            <text:p>Color → </text:p>
          </table:table-cell>
          <table:table-cell table:style-name="Default"/>
          <table:table-cell table:style-name="ce138"/>
          <table:table-cell table:style-name="ce139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Treatment → </text:p>
          </table:table-cell>
          <table:table-cell table:style-name="ce12" table:number-columns-repeated="2"/>
          <table:table-cell table:style-name="Default" table:number-columns-repeated="12"/>
          <table:table-cell table:style-name="ce139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135"/>
          <table:table-cell table:style-name="ce93" office:value-type="string" calcext:value-type="string">
            <text:p>Date</text:p>
          </table:table-cell>
          <table:table-cell table:style-name="ce136" office:value-type="date" office:date-value="2023-06-23" calcext:value-type="date">
            <text:p>2023-06-23</text:p>
          </table:table-cell>
          <table:table-cell table:style-name="ce136" office:value-type="date" office:date-value="2023-06-24" calcext:value-type="date">
            <text:p>2023-06-24</text:p>
          </table:table-cell>
          <table:table-cell table:style-name="ce136" office:value-type="date" office:date-value="2023-06-25" calcext:value-type="date">
            <text:p>2023-06-25</text:p>
          </table:table-cell>
          <table:table-cell table:style-name="ce136" office:value-type="date" office:date-value="2023-06-26" calcext:value-type="date">
            <text:p>2023-06-26</text:p>
          </table:table-cell>
          <table:table-cell table:style-name="ce136" office:value-type="date" office:date-value="2023-06-27" calcext:value-type="date">
            <text:p>2023-06-27</text:p>
          </table:table-cell>
          <table:table-cell table:style-name="ce136" office:value-type="date" office:date-value="2023-06-28" calcext:value-type="date">
            <text:p>2023-06-28</text:p>
          </table:table-cell>
          <table:table-cell table:style-name="ce136" office:value-type="date" office:date-value="2023-06-29" calcext:value-type="date">
            <text:p>2023-06-29</text:p>
          </table:table-cell>
          <table:table-cell table:style-name="ce136" office:value-type="date" office:date-value="2023-07-01" calcext:value-type="date">
            <text:p>2023-07-01</text:p>
          </table:table-cell>
          <table:table-cell table:style-name="ce136" office:value-type="date" office:date-value="2023-07-02" calcext:value-type="date">
            <text:p>2023-07-02</text:p>
          </table:table-cell>
          <table:table-cell table:style-name="ce136" office:value-type="date" office:date-value="2023-07-03" calcext:value-type="date">
            <text:p>2023-07-03</text:p>
          </table:table-cell>
          <table:table-cell table:style-name="ce136" office:value-type="date" office:date-value="2023-07-04" calcext:value-type="date">
            <text:p>2023-07-04</text:p>
          </table:table-cell>
          <table:table-cell table:style-name="ce136" office:value-type="date" office:date-value="2023-07-05" calcext:value-type="date">
            <text:p>2023-07-05</text:p>
          </table:table-cell>
          <table:table-cell table:style-name="ce136" office:value-type="date" office:date-value="2023-07-06" calcext:value-type="date">
            <text:p>2023-07-06</text:p>
          </table:table-cell>
          <table:table-cell table:style-name="ce136" office:value-type="date" office:date-value="2023-07-07" calcext:value-type="date">
            <text:p>2023-07-07</text:p>
          </table:table-cell>
          <table:table-cell table:style-name="ce136" table:number-columns-repeated="7"/>
          <table:table-cell table:style-name="ce137" table:number-columns-repeated="29"/>
          <table:table-cell table:style-name="ce140" table:number-columns-repeated="972"/>
        </table:table-row>
        <table:table-row table:style-name="ro4">
          <table:table-cell table:style-name="ce93"/>
          <table:table-cell table:style-name="ce93" office:value-type="string" calcext:value-type="string">
            <text:p>Initials</text:p>
          </table:table-cell>
          <table:table-cell table:number-columns-repeated="7" table:style-name="ce105" office:value-type="string" calcext:value-type="string">
            <text:p>JT</text:p>
          </table:table-cell>
          <table:table-cell table:style-name="ce105" office:value-type="string" calcext:value-type="string">
            <text:p>AA</text:p>
          </table:table-cell>
          <table:table-cell table:style-name="ce105"/>
          <table:table-cell table:style-name="ce105" office:value-type="string" calcext:value-type="string">
            <text:p>JT</text:p>
          </table:table-cell>
          <table:table-cell table:style-name="ce105"/>
          <table:table-cell table:number-columns-repeated="3" table:style-name="ce105" office:value-type="string" calcext:value-type="string">
            <text:p>JT</text:p>
          </table:table-cell>
          <table:table-cell table:style-name="ce105" table:number-columns-repeated="36"/>
          <table:table-cell table:number-columns-repeated="972"/>
        </table:table-row>
        <table:table-row table:style-name="ro5">
          <table:table-cell table:style-name="ce93" office:value-type="string" calcext:value-type="string">
            <text:p>Plate</text:p>
          </table:table-cell>
          <table:table-cell table:style-name="ce93" office:value-type="string" calcext:value-type="string">
            <text:p>Day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3" calcext:value-type="float">
            <text:p>13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float" office:value="22" calcext:value-type="float">
            <text:p>22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float" office:value="33" calcext:value-type="float">
            <text:p>33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35" calcext:value-type="float">
            <text:p>35</text:p>
          </table:table-cell>
          <table:table-cell table:style-name="ce106" office:value-type="float" office:value="36" calcext:value-type="float">
            <text:p>36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38" calcext:value-type="float">
            <text:p>38</text:p>
          </table:table-cell>
          <table:table-cell table:style-name="ce106" office:value-type="float" office:value="39" calcext:value-type="float">
            <text:p>39</text:p>
          </table:table-cell>
          <table:table-cell table:style-name="ce106" office:value-type="float" office:value="40" calcext:value-type="float">
            <text:p>40</text:p>
          </table:table-cell>
          <table:table-cell table:style-name="ce106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  <table:table-cell table:style-name="ce106" office:value-type="float" office:value="44" calcext:value-type="float">
            <text:p>44</text:p>
          </table:table-cell>
          <table:table-cell table:style-name="ce106" office:value-type="float" office:value="45" calcext:value-type="float">
            <text:p>45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47" calcext:value-type="float">
            <text:p>47</text:p>
          </table:table-cell>
          <table:table-cell table:style-name="ce106" office:value-type="float" office:value="48" calcext:value-type="float">
            <text:p>48</text:p>
          </table:table-cell>
          <table:table-cell table:style-name="ce106" office:value-type="float" office:value="49" calcext:value-type="float">
            <text:p>49</text:p>
          </table:table-cell>
          <table:table-cell table:style-name="ce106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113"/>
          <table:table-cell table:style-name="ce107"/>
          <table:table-cell table:style-name="ce113" office:value-type="float" office:value="5" calcext:value-type="float">
            <text:p>5</text:p>
          </table:table-cell>
          <table:table-cell table:style-name="ce107"/>
          <table:table-cell table:style-name="ce113" office:value-type="float" office:value="4" calcext:value-type="float">
            <text:p>4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113"/>
          <table:table-cell table:style-name="ce107"/>
          <table:table-cell table:style-name="ce113" office:value-type="float" office:value="2" calcext:value-type="float">
            <text:p>2</text:p>
          </table:table-cell>
          <table:table-cell table:style-name="ce107"/>
          <table:table-cell table:number-columns-repeated="3" table:style-name="ce113" office:value-type="float" office:value="2" calcext:value-type="float">
            <text:p>2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8" calcext:value-type="float">
            <text:p>8</text:p>
          </table:table-cell>
          <table:table-cell table:style-name="ce113" office:value-type="float" office:value="8" calcext:value-type="float">
            <text:p>8</text:p>
          </table:table-cell>
          <table:table-cell table:style-name="ce107" office:value-type="float" office:value="8" calcext:value-type="float">
            <text:p>8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/>
          <table:table-cell table:style-name="ce107"/>
          <table:table-cell table:style-name="ce113" office:value-type="float" office:value="6" calcext:value-type="float">
            <text:p>6</text:p>
          </table:table-cell>
          <table:table-cell table:style-name="ce107"/>
          <table:table-cell table:number-columns-repeated="3" table:style-name="ce113" office:value-type="float" office:value="6" calcext:value-type="float">
            <text:p>6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0" office:value-type="string" calcext:value-type="string">
            <text:p>Alive</text:p>
          </table:table-cell>
          <table:table-cell table:number-columns-repeated="2" table:style-name="ce107" office:value-type="float" office:value="12" calcext:value-type="float">
            <text:p>12</text:p>
          </table:table-cell>
          <table:table-cell table:style-name="ce107" office:value-type="float" office:value="11" calcext:value-type="float">
            <text:p>11</text:p>
          </table:table-cell>
          <table:table-cell table:style-name="ce113" office:value-type="float" office:value="11" calcext:value-type="float">
            <text:p>11</text:p>
          </table:table-cell>
          <table:table-cell table:style-name="ce107" office:value-type="float" office:value="11" calcext:value-type="float">
            <text:p>11</text:p>
          </table:table-cell>
          <table:table-cell table:style-name="ce113" office:value-type="float" office:value="11" calcext:value-type="float">
            <text:p>11</text:p>
          </table:table-cell>
          <table:table-cell table:style-name="ce107" office:value-type="float" office:value="10" calcext:value-type="float">
            <text:p>10</text:p>
          </table:table-cell>
          <table:table-cell table:style-name="ce113"/>
          <table:table-cell table:style-name="ce107"/>
          <table:table-cell table:style-name="ce113" office:value-type="float" office:value="7" calcext:value-type="float">
            <text:p>7</text:p>
          </table:table-cell>
          <table:table-cell table:style-name="ce107"/>
          <table:table-cell table:style-name="ce113" office:value-type="float" office:value="6" calcext:value-type="float">
            <text:p>6</text:p>
          </table:table-cell>
          <table:table-cell table:number-columns-repeated="2" table:style-name="ce113" office:value-type="float" office:value="4" calcext:value-type="float">
            <text:p>4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2" office:value-type="string" calcext:value-type="string">
            <text:p>Missing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/>
          <table:table-cell table:style-name="ce107"/>
          <table:table-cell table:style-name="ce113" office:value-type="float" office:value="3" calcext:value-type="float">
            <text:p>3</text:p>
          </table:table-cell>
          <table:table-cell table:style-name="ce107"/>
          <table:table-cell table:number-columns-repeated="3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1" calcext:value-type="float">
            <text:p>1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/>
          <table:table-cell table:style-name="ce107"/>
          <table:table-cell table:style-name="ce113" office:value-type="float" office:value="5" calcext:value-type="float">
            <text:p>5</text:p>
          </table:table-cell>
          <table:table-cell table:style-name="ce107"/>
          <table:table-cell table:number-columns-repeated="3" table:style-name="ce113" office:value-type="float" office:value="5" calcext:value-type="float">
            <text:p>5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/>
          <table:table-cell table:style-name="ce107"/>
          <table:table-cell table:style-name="ce113" office:value-type="float" office:value="4" calcext:value-type="float">
            <text:p>4</text:p>
          </table:table-cell>
          <table:table-cell table:style-name="ce107"/>
          <table:table-cell table:number-columns-repeated="3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26"/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7" calcext:value-type="float">
            <text:p>7</text:p>
          </table:table-cell>
          <table:table-cell table:style-name="ce113" office:value-type="float" office:value="7" calcext:value-type="float">
            <text:p>7</text:p>
          </table:table-cell>
          <table:table-cell table:style-name="ce107" office:value-type="float" office:value="7" calcext:value-type="float">
            <text:p>7</text:p>
          </table:table-cell>
          <table:table-cell table:style-name="ce113" office:value-type="float" office:value="7" calcext:value-type="float">
            <text:p>7</text:p>
          </table:table-cell>
          <table:table-cell table:style-name="ce107" office:value-type="float" office:value="7" calcext:value-type="float">
            <text:p>7</text:p>
          </table:table-cell>
          <table:table-cell table:style-name="ce113"/>
          <table:table-cell table:style-name="ce107"/>
          <table:table-cell table:style-name="ce113" office:value-type="float" office:value="6" calcext:value-type="float">
            <text:p>6</text:p>
          </table:table-cell>
          <table:table-cell table:style-name="ce107"/>
          <table:table-cell table:number-columns-repeated="3" table:style-name="ce113" office:value-type="float" office:value="5" calcext:value-type="float">
            <text:p>5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0" office:value-type="string" calcext:value-type="string">
            <text:p>Alive</text:p>
          </table:table-cell>
          <table:table-cell table:number-columns-repeated="3" table:style-name="ce107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7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7" office:value-type="float" office:value="9" calcext:value-type="float">
            <text:p>9</text:p>
          </table:table-cell>
          <table:table-cell table:style-name="ce113"/>
          <table:table-cell table:style-name="ce107"/>
          <table:table-cell table:style-name="ce113" office:value-type="float" office:value="7" calcext:value-type="float">
            <text:p>7</text:p>
          </table:table-cell>
          <table:table-cell table:style-name="ce107"/>
          <table:table-cell table:number-columns-repeated="2" table:style-name="ce113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26"/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2" office:value-type="string" calcext:value-type="string">
            <text:p>Missing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5:43:15.884772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2T05:43:43.997645939</dc:date>
    <meta:editing-duration>P2DT7H52M49S</meta:editing-duration>
    <meta:editing-cycles>65</meta:editing-cycles>
    <meta:generator>LibreOffice/7.5.6.2$Linux_X86_64 LibreOffice_project/50$Build-2</meta:generator>
    <meta:document-statistic meta:table-count="1" meta:cell-count="679" meta:object-count="0"/>
  </office:meta>
</office:document-meta>
</file>